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="Dimension_20_Lines" draw:marker-start-width="0.275cm" draw:marker-end="Dimension_20_Lines" draw:marker-end-width="0.275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9cm" fo:min-width="0.4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1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22cm" fo:min-width="0cm" fo:padding-top="0.138cm" fo:padding-bottom="0.138cm" fo:padding-left="0.263cm" fo:padding-right="0.263cm"/>
    </style:style>
    <style:style style:name="gr12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148cm" fo:min-width="0cm" fo:padding-top="0.138cm" fo:padding-bottom="0.138cm" fo:padding-left="0.263cm" fo:padding-right="0.263cm"/>
    </style:style>
    <style:style style:name="gr13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078cm" fo:min-width="0cm" fo:padding-top="0.138cm" fo:padding-bottom="0.138cm" fo:padding-left="0.263cm" fo:padding-right="0.263cm"/>
    </style:style>
    <style:style style:name="gr14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.008cm" fo:min-width="0cm" fo:padding-top="0.138cm" fo:padding-bottom="0.138cm" fo:padding-left="0.263cm" fo:padding-right="0.263cm"/>
    </style:style>
    <style:style style:name="gr15" style:family="graphic" style:parent-style-name="objectwithoutfill">
      <style:graphic-properties draw:stroke="dash" draw:stroke-dash="Long_20_Dash"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56cm" fo:min-width="0.992cm" fo:padding-top="0.15cm" fo:padding-bottom="0.15cm" fo:padding-left="0.275cm" fo:padding-right="0.275cm"/>
    </style:style>
    <style:style style:name="gr17" style:family="graphic" style:parent-style-name="standard">
      <style:graphic-properties svg:stroke-width="0.025cm" svg:stroke-color="#000000" draw:marker-start-width="0.238cm" draw:marker-end-width="0.238cm" draw:fill="none" draw:textarea-horizontal-align="justify" draw:textarea-vertical-align="middle" draw:auto-grow-height="false" fo:min-height="0cm" fo:min-width="0cm" fo:padding-top="0.138cm" fo:padding-bottom="0.138cm" fo:padding-left="0.263cm" fo:padding-right="0.263cm"/>
    </style:style>
    <style:style style:name="gr18" style:family="graphic" style:parent-style-name="objectwithoutfill">
      <style:graphic-properties svg:stroke-width="0.05cm" svg:stroke-color="#000000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none" fo:min-height="1.6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15cm" svg:y1="16.875cm" svg:x2="2.815cm" svg:y2="4.556cm">
          <text:p/>
        </draw:line>
        <draw:line draw:style-name="gr1" draw:text-style-name="P1" draw:layer="layout" svg:x1="10.647cm" svg:y1="16.876cm" svg:x2="10.647cm" svg:y2="4.557cm">
          <text:p/>
        </draw:line>
        <draw:line draw:style-name="gr1" draw:text-style-name="P1" draw:layer="layout" svg:x1="14.97cm" svg:y1="16.877cm" svg:x2="14.97cm" svg:y2="4.558cm">
          <text:p/>
        </draw:line>
        <draw:line draw:style-name="gr1" draw:text-style-name="P1" draw:layer="layout" svg:x1="17.511cm" svg:y1="16.878cm" svg:x2="17.511cm" svg:y2="4.559cm">
          <text:p/>
        </draw:line>
        <draw:line draw:style-name="gr1" draw:text-style-name="P1" draw:layer="layout" svg:x1="20.91cm" svg:y1="16.879cm" svg:x2="20.91cm" svg:y2="4.56cm">
          <text:p/>
        </draw:line>
        <draw:line draw:style-name="gr1" draw:text-style-name="P1" draw:layer="layout" svg:x1="23.957cm" svg:y1="16.88cm" svg:x2="23.957cm" svg:y2="4.561cm">
          <text:p/>
        </draw:line>
        <draw:line draw:style-name="gr1" draw:text-style-name="P1" draw:layer="layout" svg:x1="26.872cm" svg:y1="16.881cm" svg:x2="26.872cm" svg:y2="4.562cm">
          <text:p/>
        </draw:line>
        <draw:line draw:style-name="gr1" draw:text-style-name="P1" draw:layer="layout" svg:x1="26.872cm" svg:y1="16.882cm" svg:x2="1cm" svg:y2="16.875cm">
          <text:p/>
        </draw:line>
        <draw:line draw:style-name="gr1" draw:text-style-name="P1" draw:layer="layout" svg:x1="26.52cm" svg:y1="16.882cm" svg:x2="26.52cm" svg:y2="4.563cm">
          <text:p/>
        </draw:line>
        <draw:line draw:style-name="gr1" draw:text-style-name="P1" draw:layer="layout" svg:x1="1.066cm" svg:y1="16.876cm" svg:x2="1.066cm" svg:y2="4.557cm">
          <text:p/>
        </draw:line>
        <draw:frame draw:style-name="gr2" draw:text-style-name="P2" draw:layer="layout" svg:width="1.905cm" svg:height="0.806cm" draw:transform="rotate (1.5707963267949) translate (2.865cm 16.24cm)">
          <draw:text-box>
            <text:p><text:span text:style-name="T1">LED</text:span></text:p>
          </draw:text-box>
        </draw:frame>
        <draw:frame draw:style-name="gr2" draw:text-style-name="P2" draw:layer="layout" svg:width="1.905cm" svg:height="0.806cm" draw:transform="rotate (1.5707963267949) translate (2.865cm 16.241cm)">
          <draw:text-box>
            <text:p><text:span text:style-name="T1">LED</text:span></text:p>
          </draw:text-box>
        </draw:frame>
        <draw:frame draw:style-name="gr3" draw:text-style-name="P2" draw:layer="layout" svg:width="1.905cm" svg:height="1.361cm" draw:transform="rotate (1.5707963267949) translate (10.652cm 16.367cm)">
          <draw:text-box>
            <text:p><text:span text:style-name="T1">Bass</text:span></text:p>
            <text:p><text:span text:style-name="T1"/></text:p>
          </draw:text-box>
        </draw:frame>
        <draw:frame draw:style-name="gr2" draw:text-style-name="P2" draw:layer="layout" svg:width="1.905cm" svg:height="0.806cm" draw:transform="rotate (1.5707963267949) translate (14.93cm 16.494cm)">
          <draw:text-box>
            <text:p><text:span text:style-name="T1">Treble</text:span></text:p>
          </draw:text-box>
        </draw:frame>
        <draw:line draw:style-name="gr1" draw:text-style-name="P1" draw:layer="layout" svg:x1="5.159cm" svg:y1="16.877cm" svg:x2="5.159cm" svg:y2="4.558cm">
          <text:p/>
        </draw:line>
        <draw:frame draw:style-name="gr3" draw:text-style-name="P2" draw:layer="layout" svg:width="1.905cm" svg:height="1.361cm" draw:transform="rotate (1.5707963267949) translate (5.064cm 16.394cm)">
          <draw:text-box>
            <text:p><text:span text:style-name="T1">Power</text:span></text:p>
            <text:p><text:span text:style-name="T1"/></text:p>
          </draw:text-box>
        </draw:frame>
        <draw:line draw:style-name="gr4" draw:text-style-name="P1" draw:layer="layout" svg:x1="24.368cm" svg:y1="17.882cm" svg:x2="4.368cm" svg:y2="17.875cm">
          <text:p/>
        </draw:line>
        <draw:frame draw:style-name="gr3" draw:text-style-name="P2" draw:layer="layout" svg:width="2.647cm" svg:height="1.361cm" svg:x="13.111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285cm" svg:height="1.361cm" draw:transform="rotate (1.5707963267949) translate (17.453cm 16.748cm)">
          <draw:text-box>
            <text:p><text:span text:style-name="T1">Balance</text:span></text:p>
          </draw:text-box>
        </draw:frame>
        <draw:frame draw:style-name="gr5" draw:text-style-name="P2" draw:layer="layout" svg:width="2.794cm" svg:height="1.353cm" draw:transform="rotate (1.5707963267949) translate (20.856cm 16.964cm)">
          <draw:text-box>
            <text:p><text:span text:style-name="T1">Sub Gain</text:span></text:p>
          </draw:text-box>
        </draw:frame>
        <draw:frame draw:style-name="gr5" draw:text-style-name="P2" draw:layer="layout" svg:width="2.794cm" svg:height="1.353cm" draw:transform="rotate (1.5707963267949) translate (24.057cm 16.964cm)">
          <draw:text-box>
            <text:p><text:span text:style-name="T1">Sub Freq</text:span></text:p>
          </draw:text-box>
        </draw:frame>
        <draw:line draw:style-name="gr4" draw:text-style-name="P1" draw:layer="layout" svg:x1="1.635cm" svg:y1="5.953cm" svg:x2="1.636cm" svg:y2="15.953cm">
          <text:p/>
        </draw:line>
        <draw:frame draw:style-name="gr3" draw:text-style-name="P2" draw:layer="layout" svg:width="2.647cm" svg:height="1.361cm" draw:transform="rotate (1.5707963267949) translate (1.545cm 13cm)">
          <draw:text-box>
            <text:p><text:span text:style-name="T1">100 mm</text:span></text:p>
            <text:p><text:span text:style-name="T1"/></text:p>
          </draw:text-box>
        </draw:frame>
        <draw:line draw:style-name="gr1" draw:text-style-name="P1" draw:layer="layout" svg:x1="26.872cm" svg:y1="15.882cm" svg:x2="1cm" svg:y2="15.875cm">
          <text:p/>
        </draw:line>
        <draw:line draw:style-name="gr1" draw:text-style-name="P1" draw:layer="layout" svg:x1="26.872cm" svg:y1="14.882cm" svg:x2="1cm" svg:y2="14.875cm">
          <text:p/>
        </draw:line>
        <draw:line draw:style-name="gr1" draw:text-style-name="P1" draw:layer="layout" svg:x1="26.872cm" svg:y1="13.882cm" svg:x2="1cm" svg:y2="13.875cm">
          <text:p/>
        </draw:line>
        <draw:line draw:style-name="gr1" draw:text-style-name="P1" draw:layer="layout" svg:x1="26.872cm" svg:y1="12.882cm" svg:x2="1cm" svg:y2="12.875cm">
          <text:p/>
        </draw:line>
        <draw:line draw:style-name="gr1" draw:text-style-name="P1" draw:layer="layout" svg:x1="26.872cm" svg:y1="11.882cm" svg:x2="1cm" svg:y2="11.875cm">
          <text:p/>
        </draw:line>
        <draw:line draw:style-name="gr1" draw:text-style-name="P1" draw:layer="layout" svg:x1="26.872cm" svg:y1="10.882cm" svg:x2="1cm" svg:y2="10.875cm">
          <text:p/>
        </draw:line>
        <draw:line draw:style-name="gr1" draw:text-style-name="P1" draw:layer="layout" svg:x1="26.872cm" svg:y1="9.882cm" svg:x2="1cm" svg:y2="9.875cm">
          <text:p/>
        </draw:line>
        <draw:line draw:style-name="gr1" draw:text-style-name="P1" draw:layer="layout" svg:x1="26.872cm" svg:y1="8.882cm" svg:x2="1cm" svg:y2="8.875cm">
          <text:p/>
        </draw:line>
        <draw:frame draw:style-name="gr5" draw:text-style-name="P2" draw:layer="layout" svg:width="2.794cm" svg:height="1.353cm" draw:transform="rotate (1.5707963267949) translate (25.758cm 16.864cm)">
          <draw:text-box>
            <text:p><text:span text:style-name="T1">Standoff</text:span></text:p>
          </draw:text-box>
        </draw:frame>
        <draw:frame draw:style-name="gr6" draw:text-style-name="P4" draw:layer="layout" svg:width="2.647cm" svg:height="1.916cm" svg:x="24.241cm" svg:y="17.002cm">
          <draw:text-box>
            <text:p text:style-name="P3"><text:span text:style-name="T1">Right PCB Edge</text:span></text:p>
          </draw:text-box>
        </draw:frame>
        <draw:line draw:style-name="gr1" draw:text-style-name="P1" draw:layer="layout" svg:x1="26.872cm" svg:y1="7.882cm" svg:x2="1cm" svg:y2="7.875cm">
          <text:p/>
        </draw:line>
        <draw:line draw:style-name="gr1" draw:text-style-name="P1" draw:layer="layout" svg:x1="26.872cm" svg:y1="6.882cm" svg:x2="1cm" svg:y2="6.875cm">
          <text:p/>
        </draw:line>
        <draw:line draw:style-name="gr1" draw:text-style-name="P1" draw:layer="layout" svg:x1="26.872cm" svg:y1="5.882cm" svg:x2="1cm" svg:y2="5.875cm">
          <text:p/>
        </draw:line>
        <draw:line draw:style-name="gr1" draw:text-style-name="P1" draw:layer="layout" svg:x1="26.872cm" svg:y1="4.882cm" svg:x2="1cm" svg:y2="4.875cm">
          <text:p/>
        </draw:line>
        <draw:frame draw:style-name="gr2" draw:text-style-name="P2" draw:layer="layout" svg:width="9.632cm" svg:height="0.806cm" svg:x="9.206cm" svg:y="16.891cm">
          <draw:text-box>
            <text:p><text:span text:style-name="T1">Horizontal lines are separated by 10 mm</text:span></text:p>
          </draw:text-box>
        </draw:frame>
        <draw:g>
          <draw:custom-shape draw:style-name="gr7" draw:text-style-name="P5" draw:layer="layout" svg:width="1.4cm" svg:height="1.4cm" svg:x="23.261cm" svg:y="10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3.361cm" svg:y="10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3.461cm" svg:y="10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3.561cm" svg:y="10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0.22cm" svg:y="10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0.32cm" svg:y="10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0.42cm" svg:y="10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0.52cm" svg:y="10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6.819cm" svg:y="10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6.919cm" svg:y="10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7.019cm" svg:y="10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7.119cm" svg:y="10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4.282cm" svg:y="10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4.382cm" svg:y="10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4.48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4.582cm" svg:y="10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9.96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0.063cm" svg:y="10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0.163cm" svg:y="10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0.263cm" svg:y="10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4.474cm" svg:y="10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4.574cm" svg:y="10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4.674cm" svg:y="10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4.774cm" svg:y="10.4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5" draw:layer="layout" svg:width="0.7cm" svg:height="0.7cm" svg:x="2.467cm" svg:y="1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2.51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2.567cm" svg:y="10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2.617cm" svg:y="10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26.872cm" svg:y1="8.182cm" svg:x2="1cm" svg:y2="8.175cm">
          <text:p/>
        </draw:line>
        <draw:line draw:style-name="gr15" draw:text-style-name="P1" draw:layer="layout" svg:x1="26.883cm" svg:y1="13.575cm" svg:x2="1cm" svg:y2="13.575cm">
          <text:p/>
        </draw:line>
      </draw:page>
      <draw:page draw:name="page2" draw:style-name="dp1" draw:master-page-name="Default">
        <draw:line draw:style-name="gr1" draw:text-style-name="P1" draw:layer="layout" svg:x1="6.898cm" svg:y1="16.863cm" svg:x2="6.898cm" svg:y2="4.544cm">
          <text:p/>
        </draw:line>
        <draw:line draw:style-name="gr1" draw:text-style-name="P1" draw:layer="layout" svg:x1="14.73cm" svg:y1="16.864cm" svg:x2="14.73cm" svg:y2="4.545cm">
          <text:p/>
        </draw:line>
        <draw:line draw:style-name="gr1" draw:text-style-name="P1" draw:layer="layout" svg:x1="19.053cm" svg:y1="16.865cm" svg:x2="19.053cm" svg:y2="4.546cm">
          <text:p/>
        </draw:line>
        <draw:line draw:style-name="gr1" draw:text-style-name="P1" draw:layer="layout" svg:x1="21.594cm" svg:y1="16.866cm" svg:x2="21.594cm" svg:y2="4.547cm">
          <text:p/>
        </draw:line>
        <draw:line draw:style-name="gr1" draw:text-style-name="P1" draw:layer="layout" svg:x1="24.993cm" svg:y1="16.867cm" svg:x2="24.993cm" svg:y2="4.548cm">
          <text:p/>
        </draw:line>
        <draw:line draw:style-name="gr1" draw:text-style-name="P1" draw:layer="layout" svg:x1="30.955cm" svg:y1="16.869cm" svg:x2="30.955cm" svg:y2="4.55cm">
          <text:p/>
        </draw:line>
        <draw:line draw:style-name="gr1" draw:text-style-name="P1" draw:layer="layout" svg:x1="26.872cm" svg:y1="16.87cm" svg:x2="1cm" svg:y2="16.863cm">
          <text:p/>
        </draw:line>
        <draw:line draw:style-name="gr1" draw:text-style-name="P1" draw:layer="layout" svg:x1="30.603cm" svg:y1="16.87cm" svg:x2="30.603cm" svg:y2="4.551cm">
          <text:p/>
        </draw:line>
        <draw:line draw:style-name="gr1" draw:text-style-name="P1" draw:layer="layout" svg:x1="6.325cm" svg:y1="16.864cm" svg:x2="6.325cm" svg:y2="4.545cm">
          <text:p/>
        </draw:line>
        <draw:frame draw:style-name="gr2" draw:text-style-name="P2" draw:layer="layout" svg:width="1.905cm" svg:height="0.806cm" draw:transform="rotate (1.5707963267949) translate (6.948cm 16.228cm)">
          <draw:text-box>
            <text:p><text:span text:style-name="T1">LED</text:span></text:p>
          </draw:text-box>
        </draw:frame>
        <draw:frame draw:style-name="gr2" draw:text-style-name="P2" draw:layer="layout" svg:width="1.905cm" svg:height="0.806cm" draw:transform="rotate (1.5707963267949) translate (6.948cm 16.229cm)">
          <draw:text-box>
            <text:p><text:span text:style-name="T1">LED</text:span></text:p>
          </draw:text-box>
        </draw:frame>
        <draw:frame draw:style-name="gr3" draw:text-style-name="P2" draw:layer="layout" svg:width="1.905cm" svg:height="1.361cm" draw:transform="rotate (1.5707963267949) translate (14.735cm 16.355cm)">
          <draw:text-box>
            <text:p><text:span text:style-name="T1">Bass</text:span></text:p>
            <text:p><text:span text:style-name="T1"/></text:p>
          </draw:text-box>
        </draw:frame>
        <draw:frame draw:style-name="gr2" draw:text-style-name="P2" draw:layer="layout" svg:width="1.905cm" svg:height="0.806cm" draw:transform="rotate (1.5707963267949) translate (19.013cm 16.482cm)">
          <draw:text-box>
            <text:p><text:span text:style-name="T1">Treble</text:span></text:p>
          </draw:text-box>
        </draw:frame>
        <draw:line draw:style-name="gr1" draw:text-style-name="P1" draw:layer="layout" svg:x1="9.242cm" svg:y1="16.865cm" svg:x2="9.242cm" svg:y2="4.546cm">
          <text:p/>
        </draw:line>
        <draw:frame draw:style-name="gr3" draw:text-style-name="P2" draw:layer="layout" svg:width="1.905cm" svg:height="1.361cm" draw:transform="rotate (1.5707963267949) translate (9.147cm 16.382cm)">
          <draw:text-box>
            <text:p><text:span text:style-name="T1">Power</text:span></text:p>
            <text:p><text:span text:style-name="T1"/></text:p>
          </draw:text-box>
        </draw:frame>
        <draw:line draw:style-name="gr4" draw:text-style-name="P1" draw:layer="layout" svg:x1="24.851cm" svg:y1="17.87cm" svg:x2="4.851cm" svg:y2="17.863cm">
          <text:p/>
        </draw:line>
        <draw:frame draw:style-name="gr3" draw:text-style-name="P2" draw:layer="layout" svg:width="2.647cm" svg:height="1.361cm" svg:x="13.594cm" svg:y="17.852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285cm" svg:height="1.361cm" draw:transform="rotate (1.5707963267949) translate (21.536cm 16.736cm)">
          <draw:text-box>
            <text:p><text:span text:style-name="T1">Balance</text:span></text:p>
          </draw:text-box>
        </draw:frame>
        <draw:frame draw:style-name="gr5" draw:text-style-name="P2" draw:layer="layout" svg:width="2.794cm" svg:height="1.353cm" draw:transform="rotate (1.5707963267949) translate (24.939cm 16.952cm)">
          <draw:text-box>
            <text:p><text:span text:style-name="T1">Sub Gain</text:span></text:p>
          </draw:text-box>
        </draw:frame>
        <draw:line draw:style-name="gr4" draw:text-style-name="P1" draw:layer="layout" svg:x1="2.518cm" svg:y1="5.941cm" svg:x2="2.519cm" svg:y2="15.941cm">
          <text:p/>
        </draw:line>
        <draw:frame draw:style-name="gr3" draw:text-style-name="P2" draw:layer="layout" svg:width="2.647cm" svg:height="1.361cm" draw:transform="rotate (1.5707963267949) translate (2.528cm 12.988cm)">
          <draw:text-box>
            <text:p><text:span text:style-name="T1">100 mm</text:span></text:p>
            <text:p><text:span text:style-name="T1"/></text:p>
          </draw:text-box>
        </draw:frame>
        <draw:line draw:style-name="gr1" draw:text-style-name="P1" draw:layer="layout" svg:x1="26.872cm" svg:y1="15.87cm" svg:x2="1cm" svg:y2="15.863cm">
          <text:p/>
        </draw:line>
        <draw:line draw:style-name="gr1" draw:text-style-name="P1" draw:layer="layout" svg:x1="26.872cm" svg:y1="14.87cm" svg:x2="1cm" svg:y2="14.863cm">
          <text:p/>
        </draw:line>
        <draw:line draw:style-name="gr1" draw:text-style-name="P1" draw:layer="layout" svg:x1="26.872cm" svg:y1="13.87cm" svg:x2="1cm" svg:y2="13.863cm">
          <text:p/>
        </draw:line>
        <draw:line draw:style-name="gr1" draw:text-style-name="P1" draw:layer="layout" svg:x1="26.872cm" svg:y1="12.87cm" svg:x2="1cm" svg:y2="12.863cm">
          <text:p/>
        </draw:line>
        <draw:line draw:style-name="gr1" draw:text-style-name="P1" draw:layer="layout" svg:x1="26.872cm" svg:y1="11.87cm" svg:x2="1cm" svg:y2="11.863cm">
          <text:p/>
        </draw:line>
        <draw:line draw:style-name="gr1" draw:text-style-name="P1" draw:layer="layout" svg:x1="26.872cm" svg:y1="10.87cm" svg:x2="1cm" svg:y2="10.863cm">
          <text:p/>
        </draw:line>
        <draw:line draw:style-name="gr1" draw:text-style-name="P1" draw:layer="layout" svg:x1="26.872cm" svg:y1="9.87cm" svg:x2="1cm" svg:y2="9.863cm">
          <text:p/>
        </draw:line>
        <draw:line draw:style-name="gr1" draw:text-style-name="P1" draw:layer="layout" svg:x1="26.872cm" svg:y1="8.87cm" svg:x2="1cm" svg:y2="8.863cm">
          <text:p/>
        </draw:line>
        <draw:frame draw:style-name="gr5" draw:text-style-name="P2" draw:layer="layout" svg:width="2.794cm" svg:height="1.353cm" draw:transform="rotate (1.5707963267949) translate (29.841cm 16.852cm)">
          <draw:text-box>
            <text:p><text:span text:style-name="T1">Standoff</text:span></text:p>
          </draw:text-box>
        </draw:frame>
        <draw:frame draw:style-name="gr6" draw:text-style-name="P4" draw:layer="layout" svg:width="2.647cm" svg:height="1.916cm" svg:x="28.324cm" svg:y="16.99cm">
          <draw:text-box>
            <text:p text:style-name="P3"><text:span text:style-name="T1">Right PCB Edge</text:span></text:p>
          </draw:text-box>
        </draw:frame>
        <draw:line draw:style-name="gr1" draw:text-style-name="P1" draw:layer="layout" svg:x1="26.872cm" svg:y1="7.87cm" svg:x2="1cm" svg:y2="7.863cm">
          <text:p/>
        </draw:line>
        <draw:line draw:style-name="gr1" draw:text-style-name="P1" draw:layer="layout" svg:x1="26.872cm" svg:y1="6.87cm" svg:x2="1cm" svg:y2="6.863cm">
          <text:p/>
        </draw:line>
        <draw:line draw:style-name="gr1" draw:text-style-name="P1" draw:layer="layout" svg:x1="26.872cm" svg:y1="5.87cm" svg:x2="1cm" svg:y2="5.863cm">
          <text:p/>
        </draw:line>
        <draw:line draw:style-name="gr1" draw:text-style-name="P1" draw:layer="layout" svg:x1="26.872cm" svg:y1="4.87cm" svg:x2="1cm" svg:y2="4.863cm">
          <text:p/>
        </draw:line>
        <draw:frame draw:style-name="gr2" draw:text-style-name="P2" draw:layer="layout" svg:width="9.632cm" svg:height="0.806cm" svg:x="9.989cm" svg:y="16.879cm">
          <draw:text-box>
            <text:p><text:span text:style-name="T1">Horizontal lines are separated by 10 mm</text:span></text:p>
          </draw:text-box>
        </draw:frame>
        <draw:g>
          <draw:custom-shape draw:style-name="gr7" draw:text-style-name="P5" draw:layer="layout" svg:width="1.4cm" svg:height="1.4cm" svg:x="24.303cm" svg:y="10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4.403cm" svg:y="10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4.503cm" svg:y="10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4.603cm" svg:y="10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0.902cm" svg:y="10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1.002cm" svg:y="10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1.102cm" svg:y="10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1.202cm" svg:y="10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8.365cm" svg:y="10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8.465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8.565cm" svg:y="10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8.665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4.046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4.146cm" svg:y="10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4.246cm" svg:y="10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4.346cm" svg:y="10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8.557cm" svg:y="10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8.657cm" svg:y="10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8.757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8.857cm" svg:y="10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5" draw:layer="layout" svg:width="0.7cm" svg:height="0.7cm" svg:x="6.55cm" svg:y="10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6.6cm" svg:y="10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6.65cm" svg:y="10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6.7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54cm" svg:y1="16.865cm" svg:x2="4.54cm" svg:y2="4.546cm">
          <text:p/>
        </draw:line>
        <draw:line draw:style-name="gr1" draw:text-style-name="P1" draw:layer="layout" svg:x1="1.054cm" svg:y1="16.866cm" svg:x2="1.054cm" svg:y2="4.547cm">
          <text:p/>
        </draw:line>
        <draw:frame draw:style-name="gr6" draw:text-style-name="P7" draw:layer="layout" svg:width="2.139cm" svg:height="1.916cm" svg:x="0.855cm" svg:y="17.002cm">
          <draw:text-box>
            <text:p text:style-name="P6"><text:span text:style-name="T1">Left PCB Edge</text:span></text:p>
          </draw:text-box>
        </draw:frame>
        <draw:line draw:style-name="gr1" draw:text-style-name="P1" draw:layer="layout" svg:x1="3.994cm" svg:y1="16.866cm" svg:x2="3.994cm" svg:y2="4.547cm">
          <text:p/>
        </draw:line>
        <draw:g>
          <draw:custom-shape draw:style-name="gr11" draw:text-style-name="P5" draw:layer="layout" svg:width="0.7cm" svg:height="0.7cm" svg:x="3.675cm" svg:y="7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3.725cm" svg:y="7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3.775cm" svg:y="7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3.825cm" svg:y="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5" draw:layer="layout" svg:width="0.7cm" svg:height="0.7cm" svg:x="3.676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3.726cm" svg:y="9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3.776cm" svg:y="9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3.826cm" svg:y="9.6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.495cm" svg:y1="16.867cm" svg:x2="1.495cm" svg:y2="4.548cm">
          <text:p/>
        </draw:line>
        <draw:frame draw:style-name="gr5" draw:text-style-name="P2" draw:layer="layout" svg:width="2.794cm" svg:height="1.353cm" draw:transform="rotate (1.5707963267949) translate (1.552cm 16.875cm)">
          <draw:text-box>
            <text:p><text:span text:style-name="T1">Standoff</text:span></text:p>
          </draw:text-box>
        </draw:frame>
        <draw:g>
          <draw:custom-shape draw:style-name="gr11" draw:text-style-name="P5" draw:layer="layout" svg:width="0.7cm" svg:height="0.7cm" svg:x="5.965cm" svg:y="7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6.015cm" svg:y="7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6.065cm" svg:y="7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6.115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5" draw:layer="layout" svg:width="0.7cm" svg:height="0.7cm" svg:x="5.945cm" svg:y="9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5.995cm" svg:y="9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6.045cm" svg:y="9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6.095cm" svg:y="9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line draw:style-name="gr4" draw:text-style-name="P1" draw:layer="layout" svg:x1="24.368cm" svg:y1="17.882cm" svg:x2="4.368cm" svg:y2="17.875cm">
          <text:p/>
        </draw:line>
        <draw:frame draw:style-name="gr3" draw:text-style-name="P2" draw:layer="layout" svg:width="2.647cm" svg:height="1.361cm" svg:x="13.111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647cm" svg:height="1.361cm" draw:transform="rotate (1.5707963267949) translate (25.549cm 14.025cm)">
          <draw:text-box>
            <text:p><text:span text:style-name="T1">100 mm</text:span></text:p>
            <text:p><text:span text:style-name="T1"/></text:p>
          </draw:text-box>
        </draw:frame>
        <draw:frame draw:style-name="gr6" draw:text-style-name="P7" draw:layer="layout" svg:width="2.647cm" svg:height="1.916cm" svg:x="0.746cm" svg:y="17.003cm">
          <draw:text-box>
            <text:p text:style-name="P6"><text:span text:style-name="T1">Right PCB Edge</text:span></text:p>
          </draw:text-box>
        </draw:frame>
        <draw:frame draw:style-name="gr2" draw:text-style-name="P2" draw:layer="layout" svg:width="9.632cm" svg:height="0.806cm" svg:x="10.271cm" svg:y="17.002cm">
          <draw:text-box>
            <text:p><text:span text:style-name="T1">Horizontal lines are separated by 10 mm</text:span></text:p>
          </draw:text-box>
        </draw:frame>
        <draw:line draw:style-name="gr1" draw:text-style-name="P1" draw:layer="layout" svg:x1="-0.927cm" svg:y1="16.886cm" svg:x2="-0.927cm" svg:y2="4.567cm">
          <text:p/>
        </draw:line>
        <draw:line draw:style-name="gr1" draw:text-style-name="P1" draw:layer="layout" svg:x1="12.104cm" svg:y1="16.877cm" svg:x2="12.104cm" svg:y2="4.558cm">
          <text:p/>
        </draw:line>
        <draw:line draw:style-name="gr1" draw:text-style-name="P1" draw:layer="layout" svg:x1="2.592cm" svg:y1="16.88cm" svg:x2="2.592cm" svg:y2="4.561cm">
          <text:p/>
        </draw:line>
        <draw:line draw:style-name="gr1" draw:text-style-name="P1" draw:layer="layout" svg:x1="1cm" svg:y1="16.881cm" svg:x2="1cm" svg:y2="4.562cm">
          <text:p/>
        </draw:line>
        <draw:line draw:style-name="gr1" draw:text-style-name="P1" draw:layer="layout" svg:x1="1cm" svg:y1="16.882cm" svg:x2="26.872cm" svg:y2="16.875cm">
          <text:p/>
        </draw:line>
        <draw:line draw:style-name="gr1" draw:text-style-name="P1" draw:layer="layout" svg:x1="1.352cm" svg:y1="16.882cm" svg:x2="1.352cm" svg:y2="4.563cm">
          <text:p/>
        </draw:line>
        <draw:line draw:style-name="gr1" draw:text-style-name="P1" draw:layer="layout" svg:x1="26.806cm" svg:y1="16.876cm" svg:x2="26.806cm" svg:y2="4.557cm">
          <text:p/>
        </draw:line>
        <draw:line draw:style-name="gr1" draw:text-style-name="P1" draw:layer="layout" svg:x1="22.713cm" svg:y1="16.877cm" svg:x2="22.713cm" svg:y2="4.558cm">
          <text:p/>
        </draw:line>
        <draw:line draw:style-name="gr4" draw:text-style-name="P1" draw:layer="layout" svg:x1="26.237cm" svg:y1="5.659cm" svg:x2="26.236cm" svg:y2="15.659cm">
          <text:p/>
        </draw:line>
        <draw:line draw:style-name="gr1" draw:text-style-name="P1" draw:layer="layout" svg:x1="1cm" svg:y1="15.882cm" svg:x2="26.872cm" svg:y2="15.875cm">
          <text:p/>
        </draw:line>
        <draw:line draw:style-name="gr1" draw:text-style-name="P1" draw:layer="layout" svg:x1="1cm" svg:y1="14.882cm" svg:x2="26.872cm" svg:y2="14.875cm">
          <text:p/>
        </draw:line>
        <draw:line draw:style-name="gr1" draw:text-style-name="P1" draw:layer="layout" svg:x1="1cm" svg:y1="13.882cm" svg:x2="26.872cm" svg:y2="13.875cm">
          <text:p/>
        </draw:line>
        <draw:line draw:style-name="gr1" draw:text-style-name="P1" draw:layer="layout" svg:x1="1cm" svg:y1="12.882cm" svg:x2="26.872cm" svg:y2="12.875cm">
          <text:p/>
        </draw:line>
        <draw:line draw:style-name="gr1" draw:text-style-name="P1" draw:layer="layout" svg:x1="1cm" svg:y1="11.882cm" svg:x2="26.872cm" svg:y2="11.875cm">
          <text:p/>
        </draw:line>
        <draw:line draw:style-name="gr1" draw:text-style-name="P1" draw:layer="layout" svg:x1="1cm" svg:y1="10.882cm" svg:x2="26.872cm" svg:y2="10.875cm">
          <text:p/>
        </draw:line>
        <draw:line draw:style-name="gr1" draw:text-style-name="P1" draw:layer="layout" svg:x1="1cm" svg:y1="9.882cm" svg:x2="26.872cm" svg:y2="9.875cm">
          <text:p/>
        </draw:line>
        <draw:line draw:style-name="gr1" draw:text-style-name="P1" draw:layer="layout" svg:x1="1cm" svg:y1="8.882cm" svg:x2="26.872cm" svg:y2="8.875cm">
          <text:p/>
        </draw:line>
        <draw:line draw:style-name="gr1" draw:text-style-name="P1" draw:layer="layout" svg:x1="1cm" svg:y1="7.882cm" svg:x2="26.872cm" svg:y2="7.875cm">
          <text:p/>
        </draw:line>
        <draw:line draw:style-name="gr1" draw:text-style-name="P1" draw:layer="layout" svg:x1="1cm" svg:y1="6.882cm" svg:x2="26.872cm" svg:y2="6.875cm">
          <text:p/>
        </draw:line>
        <draw:line draw:style-name="gr1" draw:text-style-name="P1" draw:layer="layout" svg:x1="1cm" svg:y1="5.882cm" svg:x2="26.872cm" svg:y2="5.875cm">
          <text:p/>
        </draw:line>
        <draw:line draw:style-name="gr1" draw:text-style-name="P1" draw:layer="layout" svg:x1="1cm" svg:y1="4.882cm" svg:x2="26.872cm" svg:y2="4.875cm">
          <text:p/>
        </draw:line>
        <draw:g>
          <draw:custom-shape draw:style-name="gr7" draw:text-style-name="P5" draw:layer="layout" svg:width="1.4cm" svg:height="1.4cm" svg:x="3.904cm" svg:y="10.1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4.004cm" svg:y="10.2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4.104cm" svg:y="10.3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4.204cm" svg:y="10.47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7.722cm" svg:y="10.1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7.822cm" svg:y="10.2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7.922cm" svg:y="10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8.022cm" svg:y="10.4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1.434cm" svg:y="10.1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1.534cm" svg:y="10.2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1.634cm" svg:y="10.3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1.734cm" svg:y="10.4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7.651cm" svg:y="10.1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7.751cm" svg:y="10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7.851cm" svg:y="10.3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7.951cm" svg:y="10.4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2.985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3.085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3.185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3.285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629cm" svg:y1="16.881cm" svg:x2="4.629cm" svg:y2="4.562cm">
          <text:p/>
        </draw:line>
        <draw:line draw:style-name="gr1" draw:text-style-name="P1" draw:layer="layout" svg:x1="6.456cm" svg:y1="16.882cm" svg:x2="6.456cm" svg:y2="4.563cm">
          <text:p/>
        </draw:line>
        <draw:line draw:style-name="gr1" draw:text-style-name="P1" draw:layer="layout" svg:x1="8.409cm" svg:y1="16.883cm" svg:x2="8.409cm" svg:y2="4.564cm">
          <text:p/>
        </draw:line>
        <draw:line draw:style-name="gr1" draw:text-style-name="P1" draw:layer="layout" svg:x1="10.278cm" svg:y1="16.884cm" svg:x2="10.278cm" svg:y2="4.565cm">
          <text:p/>
        </draw:line>
        <draw:line draw:style-name="gr1" draw:text-style-name="P1" draw:layer="layout" svg:x1="13.926cm" svg:y1="16.878cm" svg:x2="13.926cm" svg:y2="4.559cm">
          <text:p/>
        </draw:line>
        <draw:line draw:style-name="gr1" draw:text-style-name="P1" draw:layer="layout" svg:x1="16.447cm" svg:y1="16.879cm" svg:x2="16.447cm" svg:y2="4.56cm">
          <text:p/>
        </draw:line>
        <draw:line draw:style-name="gr1" draw:text-style-name="P1" draw:layer="layout" svg:x1="18.341cm" svg:y1="16.88cm" svg:x2="18.341cm" svg:y2="4.561cm">
          <text:p/>
        </draw:line>
        <draw:line draw:style-name="gr1" draw:text-style-name="P1" draw:layer="layout" svg:x1="20.147cm" svg:y1="16.881cm" svg:x2="20.147cm" svg:y2="4.562cm">
          <text:p/>
        </draw:line>
        <draw:line draw:style-name="gr1" draw:text-style-name="P1" draw:layer="layout" svg:x1="21.911cm" svg:y1="16.882cm" svg:x2="21.911cm" svg:y2="4.563cm">
          <text:p/>
        </draw:line>
        <draw:line draw:style-name="gr1" draw:text-style-name="P1" draw:layer="layout" svg:x1="23.675cm" svg:y1="16.883cm" svg:x2="23.675cm" svg:y2="4.564cm">
          <text:p/>
        </draw:line>
        <draw:line draw:style-name="gr1" draw:text-style-name="P1" draw:layer="layout" svg:x1="25.46cm" svg:y1="16.884cm" svg:x2="25.46cm" svg:y2="4.565cm">
          <text:p/>
        </draw:line>
        <draw:g>
          <draw:custom-shape draw:style-name="gr7" draw:text-style-name="P5" draw:layer="layout" svg:width="1.4cm" svg:height="1.4cm" svg:x="19.477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9.577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9.677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9.777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1.219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1.319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1.419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1.519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4.769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4.869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4.969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5.069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1.477cm" svg:y="9.40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3.377cm" svg:y="9.37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.424cm" svg:y="11.3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5.362cm" svg:y="9.37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7.262cm" svg:y="9.3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5.309cm" svg:y="11.29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12.84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4.745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2.792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15.37cm" svg:y="9.38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7.27cm" svg:y="9.35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5.317cm" svg:y="11.31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9.20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1.105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9.152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" draw:layer="layout" svg:x1="2.651cm" svg:y1="18.145cm" svg:x2="1.762cm" svg:y2="11.668cm">
          <text:p/>
        </draw:line>
        <draw:frame draw:style-name="gr19" draw:text-style-name="P8" draw:layer="layout" svg:width="1.797cm" svg:height="1.904cm" svg:x="3.413cm" svg:y="18.146cm">
          <draw:text-box>
            <text:p><text:span text:style-name="T1">Ø22</text:span></text:p>
          </draw:text-box>
        </draw:frame>
        <draw:line draw:style-name="gr18" draw:text-style-name="P1" draw:layer="layout" svg:x1="3.487cm" svg:y1="18.158cm" svg:x2="2.852cm" svg:y2="11.554cm">
          <text:p/>
        </draw:line>
        <draw:frame draw:style-name="gr19" draw:text-style-name="P8" draw:layer="layout" svg:width="1.797cm" svg:height="1.904cm" svg:x="2.124cm" svg:y="18.145cm">
          <draw:text-box>
            <text:p><text:span text:style-name="T1">Ø3.2</text:span></text:p>
          </draw:text-box>
        </draw:frame>
      </draw:page>
      <draw:page draw:name="page4" draw:style-name="dp1" draw:master-page-name="Default">
        <draw:line draw:style-name="gr4" draw:text-style-name="P1" draw:layer="layout" svg:x1="24.831cm" svg:y1="17.882cm" svg:x2="4.831cm" svg:y2="17.875cm">
          <text:p/>
        </draw:line>
        <draw:frame draw:style-name="gr3" draw:text-style-name="P2" draw:layer="layout" svg:width="2.647cm" svg:height="1.361cm" svg:x="13.374cm" svg:y="17.864cm">
          <draw:text-box>
            <text:p><text:span text:style-name="T1">200 mm</text:span></text:p>
            <text:p><text:span text:style-name="T1"/></text:p>
          </draw:text-box>
        </draw:frame>
        <draw:frame draw:style-name="gr3" draw:text-style-name="P2" draw:layer="layout" svg:width="2.647cm" svg:height="1.361cm" draw:transform="rotate (1.5707963267949) translate (25.215cm 14.993cm)">
          <draw:text-box>
            <text:p><text:span text:style-name="T1">100 mm</text:span></text:p>
            <text:p><text:span text:style-name="T1"/></text:p>
          </draw:text-box>
        </draw:frame>
        <draw:frame draw:style-name="gr2" draw:text-style-name="P2" draw:layer="layout" svg:width="9.632cm" svg:height="0.806cm" svg:x="10.369cm" svg:y="16.891cm">
          <draw:text-box>
            <text:p><text:span text:style-name="T1">Horizontal lines are separated by 10 mm</text:span></text:p>
          </draw:text-box>
        </draw:frame>
        <draw:frame draw:style-name="gr6" draw:text-style-name="P4" draw:layer="layout" svg:width="2.139cm" svg:height="1.916cm" svg:x="24.896cm" svg:y="17.002cm">
          <draw:text-box>
            <text:p text:style-name="P3"><text:span text:style-name="T1">Left PCB Edge</text:span></text:p>
          </draw:text-box>
        </draw:frame>
        <draw:line draw:style-name="gr1" draw:text-style-name="P1" draw:layer="layout" svg:x1="8.041cm" svg:y1="16.877cm" svg:x2="8.041cm" svg:y2="4.558cm">
          <text:p/>
        </draw:line>
        <draw:line draw:style-name="gr1" draw:text-style-name="P1" draw:layer="layout" svg:x1="1cm" svg:y1="16.882cm" svg:x2="26.872cm" svg:y2="16.875cm">
          <text:p/>
        </draw:line>
        <draw:line draw:style-name="gr4" draw:text-style-name="P1" draw:layer="layout" svg:x1="26.08cm" svg:y1="5.533cm" svg:x2="26.079cm" svg:y2="15.533cm">
          <text:p/>
        </draw:line>
        <draw:line draw:style-name="gr1" draw:text-style-name="P1" draw:layer="layout" svg:x1="1cm" svg:y1="15.882cm" svg:x2="26.872cm" svg:y2="15.875cm">
          <text:p/>
        </draw:line>
        <draw:line draw:style-name="gr1" draw:text-style-name="P1" draw:layer="layout" svg:x1="1cm" svg:y1="14.882cm" svg:x2="26.872cm" svg:y2="14.875cm">
          <text:p/>
        </draw:line>
        <draw:line draw:style-name="gr1" draw:text-style-name="P1" draw:layer="layout" svg:x1="1cm" svg:y1="13.882cm" svg:x2="26.872cm" svg:y2="13.875cm">
          <text:p/>
        </draw:line>
        <draw:line draw:style-name="gr1" draw:text-style-name="P1" draw:layer="layout" svg:x1="1cm" svg:y1="12.882cm" svg:x2="26.872cm" svg:y2="12.875cm">
          <text:p/>
        </draw:line>
        <draw:line draw:style-name="gr1" draw:text-style-name="P1" draw:layer="layout" svg:x1="1cm" svg:y1="11.882cm" svg:x2="26.872cm" svg:y2="11.875cm">
          <text:p/>
        </draw:line>
        <draw:line draw:style-name="gr1" draw:text-style-name="P1" draw:layer="layout" svg:x1="1cm" svg:y1="10.882cm" svg:x2="26.872cm" svg:y2="10.875cm">
          <text:p/>
        </draw:line>
        <draw:line draw:style-name="gr1" draw:text-style-name="P1" draw:layer="layout" svg:x1="1cm" svg:y1="9.882cm" svg:x2="26.872cm" svg:y2="9.875cm">
          <text:p/>
        </draw:line>
        <draw:line draw:style-name="gr1" draw:text-style-name="P1" draw:layer="layout" svg:x1="1cm" svg:y1="8.882cm" svg:x2="26.872cm" svg:y2="8.875cm">
          <text:p/>
        </draw:line>
        <draw:line draw:style-name="gr1" draw:text-style-name="P1" draw:layer="layout" svg:x1="1cm" svg:y1="7.882cm" svg:x2="26.872cm" svg:y2="7.875cm">
          <text:p/>
        </draw:line>
        <draw:line draw:style-name="gr1" draw:text-style-name="P1" draw:layer="layout" svg:x1="1cm" svg:y1="6.882cm" svg:x2="26.872cm" svg:y2="6.875cm">
          <text:p/>
        </draw:line>
        <draw:line draw:style-name="gr1" draw:text-style-name="P1" draw:layer="layout" svg:x1="1cm" svg:y1="5.882cm" svg:x2="26.872cm" svg:y2="5.875cm">
          <text:p/>
        </draw:line>
        <draw:line draw:style-name="gr1" draw:text-style-name="P1" draw:layer="layout" svg:x1="1cm" svg:y1="4.882cm" svg:x2="26.872cm" svg:y2="4.875cm">
          <text:p/>
        </draw:line>
        <draw:g>
          <draw:custom-shape draw:style-name="gr7" draw:text-style-name="P5" draw:layer="layout" svg:width="1.4cm" svg:height="1.4cm" svg:x="3.659cm" svg:y="10.1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3.759cm" svg:y="10.2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3.859cm" svg:y="10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3.959cm" svg:y="10.4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7.371cm" svg:y="10.1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7.471cm" svg:y="10.2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7.571cm" svg:y="10.3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7.671cm" svg:y="10.48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3.588cm" svg:y="10.1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3.688cm" svg:y="10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3.788cm" svg:y="10.3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3.888cm" svg:y="10.4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8.922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9.022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9.122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9.222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393cm" svg:y1="16.882cm" svg:x2="2.393cm" svg:y2="4.563cm">
          <text:p/>
        </draw:line>
        <draw:line draw:style-name="gr1" draw:text-style-name="P1" draw:layer="layout" svg:x1="4.346cm" svg:y1="16.883cm" svg:x2="4.346cm" svg:y2="4.564cm">
          <text:p/>
        </draw:line>
        <draw:line draw:style-name="gr1" draw:text-style-name="P1" draw:layer="layout" svg:x1="6.215cm" svg:y1="16.884cm" svg:x2="6.215cm" svg:y2="4.565cm">
          <text:p/>
        </draw:line>
        <draw:line draw:style-name="gr1" draw:text-style-name="P1" draw:layer="layout" svg:x1="9.861cm" svg:y1="16.878cm" svg:x2="9.861cm" svg:y2="4.559cm">
          <text:p/>
        </draw:line>
        <draw:line draw:style-name="gr1" draw:text-style-name="P1" draw:layer="layout" svg:x1="12.393cm" svg:y1="16.879cm" svg:x2="12.393cm" svg:y2="4.56cm">
          <text:p/>
        </draw:line>
        <draw:line draw:style-name="gr1" draw:text-style-name="P1" draw:layer="layout" svg:x1="14.278cm" svg:y1="16.88cm" svg:x2="14.278cm" svg:y2="4.561cm">
          <text:p/>
        </draw:line>
        <draw:line draw:style-name="gr1" draw:text-style-name="P1" draw:layer="layout" svg:x1="16.084cm" svg:y1="16.881cm" svg:x2="16.084cm" svg:y2="4.562cm">
          <text:p/>
        </draw:line>
        <draw:line draw:style-name="gr1" draw:text-style-name="P1" draw:layer="layout" svg:x1="17.848cm" svg:y1="16.882cm" svg:x2="17.848cm" svg:y2="4.563cm">
          <text:p/>
        </draw:line>
        <draw:line draw:style-name="gr1" draw:text-style-name="P1" draw:layer="layout" svg:x1="19.612cm" svg:y1="16.883cm" svg:x2="19.612cm" svg:y2="4.564cm">
          <text:p/>
        </draw:line>
        <draw:line draw:style-name="gr1" draw:text-style-name="P1" draw:layer="layout" svg:x1="21.397cm" svg:y1="16.884cm" svg:x2="21.397cm" svg:y2="4.565cm">
          <text:p/>
        </draw:line>
        <draw:line draw:style-name="gr1" draw:text-style-name="P1" draw:layer="layout" svg:x1="23.161cm" svg:y1="16.885cm" svg:x2="23.161cm" svg:y2="4.566cm">
          <text:p/>
        </draw:line>
        <draw:line draw:style-name="gr1" draw:text-style-name="P1" draw:layer="layout" svg:x1="24.736cm" svg:y1="16.886cm" svg:x2="24.736cm" svg:y2="4.567cm">
          <text:p/>
        </draw:line>
        <draw:g>
          <draw:custom-shape draw:style-name="gr7" draw:text-style-name="P5" draw:layer="layout" svg:width="1.4cm" svg:height="1.4cm" svg:x="15.414cm" svg:y="10.1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5.514cm" svg:y="10.2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5.614cm" svg:y="10.3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5.714cm" svg:y="10.48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7.156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7.256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7.356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7.456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0.706cm" svg:y="10.1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0.806cm" svg:y="10.2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0.906cm" svg:y="10.3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1.006cm" svg:y="10.48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1.299cm" svg:y="9.37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3.199cm" svg:y="9.3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.246cm" svg:y="11.29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8.78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0.68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8.727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11.312cm" svg:y="9.38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3.212cm" svg:y="9.35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11.259cm" svg:y="11.31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layout" svg:width="2.18cm" svg:height="2.2cm" svg:x="5.125cm" svg:y="9.3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7.025cm" svg:y="9.34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0.317cm" svg:height="0.32cm" svg:x="5.072cm" svg:y="11.3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2.448cm" svg:y="10.1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2.548cm" svg:y="10.2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2.648cm" svg:y="10.3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2.748cm" svg:y="10.48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4.043cm" svg:y="10.1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4.143cm" svg:y="10.2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4.243cm" svg:y="10.3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4.343cm" svg:y="10.48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6.836cm" svg:y1="16.887cm" svg:x2="26.836cm" svg:y2="4.568cm">
          <text:p/>
        </draw:line>
      </draw:page>
      <draw:page draw:name="page5" draw:style-name="dp1" draw:master-page-name="Default">
        <draw:line draw:style-name="gr1" draw:text-style-name="P1" draw:layer="layout" svg:x1="14.372cm" svg:y1="16.876cm" svg:x2="14.372cm" svg:y2="4.557cm">
          <text:p/>
        </draw:line>
        <draw:line draw:style-name="gr1" draw:text-style-name="P1" draw:layer="layout" svg:x1="16.872cm" svg:y1="16.877cm" svg:x2="16.872cm" svg:y2="4.558cm">
          <text:p/>
        </draw:line>
        <draw:line draw:style-name="gr1" draw:text-style-name="P1" draw:layer="layout" svg:x1="19.372cm" svg:y1="16.878cm" svg:x2="19.372cm" svg:y2="4.559cm">
          <text:p/>
        </draw:line>
        <draw:line draw:style-name="gr1" draw:text-style-name="P1" draw:layer="layout" svg:x1="21.872cm" svg:y1="16.879cm" svg:x2="21.872cm" svg:y2="4.56cm">
          <text:p/>
        </draw:line>
        <draw:line draw:style-name="gr1" draw:text-style-name="P1" draw:layer="layout" svg:x1="24.372cm" svg:y1="16.88cm" svg:x2="24.372cm" svg:y2="4.561cm">
          <text:p/>
        </draw:line>
        <draw:line draw:style-name="gr1" draw:text-style-name="P1" draw:layer="layout" svg:x1="26.872cm" svg:y1="16.881cm" svg:x2="26.872cm" svg:y2="4.562cm">
          <text:p/>
        </draw:line>
        <draw:frame draw:style-name="gr3" draw:text-style-name="P2" draw:layer="layout" svg:width="3.112cm" svg:height="1.361cm" draw:transform="rotate (1.5707963267949) translate (14.561cm 16.812cm)">
          <draw:text-box>
            <text:p><text:span text:style-name="T1">Power LED</text:span></text:p>
          </draw:text-box>
        </draw:frame>
        <draw:line draw:style-name="gr4" draw:text-style-name="P1" draw:layer="layout" svg:x1="24.368cm" svg:y1="17.882cm" svg:x2="4.368cm" svg:y2="17.875cm">
          <text:p/>
        </draw:line>
        <draw:frame draw:style-name="gr3" draw:text-style-name="P2" draw:layer="layout" svg:width="2.647cm" svg:height="1.361cm" svg:x="13.111cm" svg:y="17.864cm">
          <draw:text-box>
            <text:p><text:span text:style-name="T1">200 mm</text:span></text:p>
            <text:p><text:span text:style-name="T1"/></text:p>
          </draw:text-box>
        </draw:frame>
        <draw:frame draw:style-name="gr5" draw:text-style-name="P2" draw:layer="layout" svg:width="2.794cm" svg:height="1.353cm" draw:transform="rotate (1.5707963267949) translate (21.955cm 16.494cm)">
          <draw:text-box>
            <text:p><text:span text:style-name="T1">Switch 2</text:span></text:p>
          </draw:text-box>
        </draw:frame>
        <draw:frame draw:style-name="gr5" draw:text-style-name="P2" draw:layer="layout" svg:width="2.794cm" svg:height="1.353cm" draw:transform="rotate (1.5707963267949) translate (24.412cm 16.494cm)">
          <draw:text-box>
            <text:p><text:span text:style-name="T1">Switch 1</text:span></text:p>
          </draw:text-box>
        </draw:frame>
        <draw:line draw:style-name="gr1" draw:text-style-name="P1" draw:layer="layout" svg:x1="26.872cm" svg:y1="12.882cm" svg:x2="1cm" svg:y2="12.875cm">
          <text:p/>
        </draw:line>
        <draw:line draw:style-name="gr1" draw:text-style-name="P1" draw:layer="layout" svg:x1="26.872cm" svg:y1="11.882cm" svg:x2="1cm" svg:y2="11.875cm">
          <text:p/>
        </draw:line>
        <draw:line draw:style-name="gr1" draw:text-style-name="P1" draw:layer="layout" svg:x1="26.872cm" svg:y1="10.882cm" svg:x2="1cm" svg:y2="10.875cm">
          <text:p/>
        </draw:line>
        <draw:line draw:style-name="gr1" draw:text-style-name="P1" draw:layer="layout" svg:x1="26.872cm" svg:y1="9.882cm" svg:x2="1cm" svg:y2="9.875cm">
          <text:p/>
        </draw:line>
        <draw:line draw:style-name="gr1" draw:text-style-name="P1" draw:layer="layout" svg:x1="26.872cm" svg:y1="8.882cm" svg:x2="1cm" svg:y2="8.875cm">
          <text:p/>
        </draw:line>
        <draw:g>
          <draw:custom-shape draw:style-name="gr7" draw:text-style-name="P5" draw:layer="layout" svg:width="1.4cm" svg:height="1.4cm" svg:x="23.661cm" svg:y="10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3.761cm" svg:y="10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3.861cm" svg:y="10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3.961cm" svg:y="10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21.17cm" svg:y="10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21.27cm" svg:y="10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1.37cm" svg:y="10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21.47cm" svg:y="10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8.669cm" svg:y="10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8.769cm" svg:y="10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8.869cm" svg:y="10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8.969cm" svg:y="10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layout" svg:width="1.4cm" svg:height="1.4cm" svg:x="16.182cm" svg:y="10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1.2cm" svg:height="1.2cm" svg:x="16.282cm" svg:y="10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16.38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8cm" svg:height="0.8cm" svg:x="16.482cm" svg:y="10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26.872cm" svg:y1="8.182cm" svg:x2="1cm" svg:y2="8.175cm">
          <text:p/>
        </draw:line>
        <draw:line draw:style-name="gr15" draw:text-style-name="P1" draw:layer="layout" svg:x1="26.883cm" svg:y1="13.575cm" svg:x2="1cm" svg:y2="13.575cm">
          <text:p/>
        </draw:line>
        <draw:frame draw:style-name="gr5" draw:text-style-name="P2" draw:layer="layout" svg:width="2.794cm" svg:height="1.353cm" draw:transform="rotate (1.5707963267949) translate (19.356cm 16.494cm)">
          <draw:text-box>
            <text:p><text:span text:style-name="T1">Switch 3</text:span></text:p>
          </draw:text-box>
        </draw:frame>
        <draw:frame draw:style-name="gr5" draw:text-style-name="P2" draw:layer="layout" svg:width="2.794cm" svg:height="1.353cm" draw:transform="rotate (1.5707963267949) translate (16.875cm 16.494cm)">
          <draw:text-box>
            <text:p><text:span text:style-name="T1">Switch 4</text:span></text:p>
          </draw:text-box>
        </draw:frame>
        <draw:g>
          <draw:custom-shape draw:style-name="gr11" draw:text-style-name="P5" draw:layer="layout" svg:width="0.7cm" svg:height="0.7cm" svg:x="14.00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6cm" svg:height="0.6cm" svg:x="14.051cm" svg:y="10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5cm" svg:height="0.5cm" svg:x="14.101cm" svg:y="10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4cm" svg:height="0.4cm" svg:x="14.151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1.872cm" svg:y1="16.877cm" svg:x2="11.872cm" svg:y2="4.55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8T22:09:19.329000000</meta:creation-date>
    <dc:date>2021-07-11T15:03:08.510000000</dc:date>
    <meta:editing-duration>PT34M53S</meta:editing-duration>
    <meta:editing-cycles>15</meta:editing-cycles>
    <meta:generator>LibreOffice/7.1.3.2$Windows_X86_64 LibreOffice_project/47f78053abe362b9384784d31a6e56f8511eb1c1</meta:generator>
    <meta:print-date>2021-07-11T14:41:24.330000000</meta:print-date>
    <meta:document-statistic meta:object-count="408"/>
  </office:meta>
</office:document-meta>
</file>